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7D000002B22DC31A9F273380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15.834cm" svg:height="18.964cm" draw:z-index="0"><draw:image xlink:href="Pictures/100002010000027D000002B22DC31A9F273380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3T10:41:34.343000000</meta:creation-date>
    <dc:date>2020-03-03T10:42:52.464000000</dc:date>
    <meta:editing-duration>PT1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